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3122" officeooo:paragraph-rsid="00123122"/>
    </style:style>
    <style:style style:name="P2" style:family="paragraph" style:parent-style-name="Standard">
      <style:text-properties officeooo:rsid="00123122" officeooo:paragraph-rsid="0012bddb"/>
    </style:style>
    <style:style style:name="P3" style:family="paragraph" style:parent-style-name="Standard">
      <style:text-properties officeooo:rsid="0012dc37" officeooo:paragraph-rsid="0012dc37"/>
    </style:style>
    <style:style style:name="P4" style:family="paragraph" style:parent-style-name="Standard">
      <style:text-properties officeooo:rsid="0013f2c1" officeooo:paragraph-rsid="0013f2c1"/>
    </style:style>
    <style:style style:name="P5" style:family="paragraph" style:parent-style-name="Standard">
      <style:text-properties officeooo:rsid="00152f3d" officeooo:paragraph-rsid="00152f3d"/>
    </style:style>
    <style:style style:name="P6" style:family="paragraph" style:parent-style-name="Standard">
      <style:text-properties officeooo:rsid="00161e50" officeooo:paragraph-rsid="00161e50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2dc37" officeooo:paragraph-rsid="0012dc37"/>
    </style:style>
    <style:style style:name="P8" style:family="paragraph" style:parent-style-name="Preformatted_20_Text">
      <style:text-properties officeooo:rsid="00123122" officeooo:paragraph-rsid="00123122"/>
    </style:style>
    <style:style style:name="P9" style:family="paragraph" style:parent-style-name="Preformatted_20_Text">
      <style:text-properties fo:background-color="#fff200"/>
    </style:style>
    <style:style style:name="P10" style:family="paragraph" style:parent-style-name="Preformatted_20_Text">
      <style:text-properties officeooo:rsid="00123122" officeooo:paragraph-rsid="00123122" fo:background-color="#fff200"/>
    </style:style>
    <style:style style:name="P11" style:family="paragraph" style:parent-style-name="Preformatted_20_Text">
      <style:text-properties officeooo:rsid="00123122" officeooo:paragraph-rsid="0012bddb" fo:background-color="#fff200"/>
    </style:style>
    <style:style style:name="P12" style:family="paragraph" style:parent-style-name="Preformatted_20_Text">
      <style:text-properties officeooo:paragraph-rsid="0013f2c1" fo:background-color="#fff200"/>
    </style:style>
    <style:style style:name="P13" style:family="paragraph" style:parent-style-name="Preformatted_20_Text">
      <style:text-properties officeooo:rsid="0012dc37" officeooo:paragraph-rsid="0012dc37" fo:background-color="#fff200"/>
    </style:style>
    <style:style style:name="P14" style:family="paragraph" style:parent-style-name="Preformatted_20_Text">
      <style:text-properties officeooo:rsid="0013f2c1" officeooo:paragraph-rsid="0013f2c1" fo:background-color="#fff200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rsid="0013f2c1" officeooo:paragraph-rsid="0013f2c1"/>
    </style:style>
    <style:style style:name="P16" style:family="paragraph" style:parent-style-name="Preformatted_20_Text">
      <style:paragraph-properties fo:margin-top="0in" fo:margin-bottom="0.1965in" loext:contextual-spacing="false"/>
      <style:text-properties fo:background-color="#fff200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rsid="0013f2c1" officeooo:paragraph-rsid="0013f2c1" fo:background-color="#fff200"/>
    </style:style>
    <style:style style:name="P18" style:family="paragraph" style:parent-style-name="Preformatted_20_Text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  <style:text-properties fo:background-color="#fff200"/>
    </style:style>
    <style:style style:name="P19" style:family="paragraph" style:parent-style-name="Preformatted_20_Text">
      <style:text-properties officeooo:rsid="00152f3d" officeooo:paragraph-rsid="00152f3d" fo:background-color="#fff200"/>
    </style:style>
    <style:style style:name="P20" style:family="paragraph" style:parent-style-name="Preformatted_20_Text">
      <style:text-properties fo:background-color="#fff200"/>
    </style:style>
    <style:style style:name="P21" style:family="paragraph" style:parent-style-name="Preformatted_20_Text">
      <style:text-properties officeooo:rsid="00161e50" officeooo:paragraph-rsid="00161e50" fo:background-color="#fff200"/>
    </style:style>
    <style:style style:name="P22" style:family="paragraph" style:parent-style-name="Preformatted_20_Text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  <style:text-properties fo:background-color="#fff200"/>
    </style:style>
    <style:style style:name="P23" style:family="paragraph" style:parent-style-name="Preformatted_20_Text">
      <style:paragraph-properties fo:margin-top="0in" fo:margin-bottom="0.1965in" loext:contextual-spacing="false"/>
      <style:text-properties fo:background-color="#fff200"/>
    </style:style>
    <style:style style:name="T1" style:family="text">
      <style:text-properties officeooo:rsid="0012bddb"/>
    </style:style>
    <style:style style:name="T2" style:family="text">
      <style:text-properties officeooo:rsid="00152f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WEL_all_formants_32_16_tanh_softmax_adam_005_batchfull_seed42</text:p>
      <text:p text:style-name="P8"/>
      <text:p text:style-name="P10">Overall acc: 0.59 (+/- 0.01)</text:p>
      <text:p text:style-name="P9">Overall AUC: 0.91 (+/- 0.00)</text:p>
      <text:p text:style-name="P9">Overall f1: 0.58 (+/- 0.01)</text:p>
      <text:p text:style-name="P18">Overall kappa: 0.52 (+/- 0.01)</text:p>
      <text:p text:style-name="P2"><text:span text:style-name="T1">WORD</text:span>_all_formants_32_16_tanh_softmax_adam_005_batchfull_seed42</text:p>
      <text:p text:style-name="P2"/>
      <text:p text:style-name="P11">Overall acc: 0.36 (+/- 0.01)</text:p>
      <text:p text:style-name="P9">Overall AUC: 0.76 (+/- 0.00)</text:p>
      <text:p text:style-name="P9">Overall f1: 0.32 (+/- 0.01)</text:p>
      <text:p text:style-name="P16">Overall kappa: 0.24 (+/- 0.01)</text:p>
      <text:p text:style-name="P3">///////////////////////////////////////////////////////////////////////////////////////////////////////////</text:p>
      <text:p text:style-name="P3"/>
      <text:p text:style-name="P3">VOWEL_all_formants_16_tanh_softmax_adam_005_batchfull_seed42</text:p>
      <text:p text:style-name="P3"/>
      <text:p text:style-name="P13">Overall acc: 0.51 (+/- 0.02)</text:p>
      <text:p text:style-name="P9">Overall AUC: 0.86 (+/- 0.00)</text:p>
      <text:p text:style-name="P9">Overall f1: 0.48 (+/- 0.03)</text:p>
      <text:p text:style-name="P16">Overall kappa: 0.43 (+/- 0.02)</text:p>
      <text:p text:style-name="P7"/>
      <text:p text:style-name="P3"/>
      <text:p text:style-name="P3">WORD_all_formants_16_tanh_softmax_adam_005_batchfull_seed42</text:p>
      <text:p text:style-name="P13">Overall acc: 0.35 (+/- 0.01)</text:p>
      <text:p text:style-name="P9">Overall AUC: 0.74 (+/- 0.01)</text:p>
      <text:p text:style-name="P9">Overall f1: 0.29 (+/- 0.01)</text:p>
      <text:p text:style-name="P16">Overall kappa: 0.23 (+/- 0.01)</text:p>
      <text:p text:style-name="P3">//////////////////////////////////////////////////////////////////////////////////////////////////////////////</text:p>
      <text:p text:style-name="P4">VOWEL_all_formants_64_32_16_tanh_softmax_adam_005_batchfull_seed42</text:p>
      <text:p text:style-name="P4"/>
      <text:p text:style-name="P14">Overall acc: 0.66 (+/- 0.02)</text:p>
      <text:p text:style-name="P9">Overall AUC: 0.93 (+/- 0.00)</text:p>
      <text:p text:style-name="P9">Overall f1: 0.66 (+/- 0.02)</text:p>
      <text:p text:style-name="P18">Overall kappa: 0.61 (+/- 0.03)</text:p>
      <text:p text:style-name="P15">WORD_all_formants_64_32_16_tanh_softmax_adam_005_batchfull_seed42</text:p>
      <text:p text:style-name="P17">Overall acc: 0.41 (+/- 0.01)</text:p>
      <text:p text:style-name="P9">Overall AUC: 0.80 (+/- 0.01)</text:p>
      <text:p text:style-name="P9">Overall f1: 0.37 (+/- 0.01)</text:p>
      <text:p text:style-name="P16">Overall kappa: 0.30 (+/- 0.01)</text:p>
      <text:p text:style-name="P15">/////////////////////////////////////////////////////////////////////////////</text:p>
      <text:p text:style-name="P4">VOWEL_formants_diff_formants_32_16_tanh_softmax_adam_005_batchfull_seed42</text:p>
      <text:p text:style-name="P14">Overall acc: 0.60 (+/- 0.01)</text:p>
      <text:p text:style-name="P9">Overall AUC: 0.90 (+/- 0.00)</text:p>
      <text:p text:style-name="P9">Overall f1: 0.58 (+/- 0.01)</text:p>
      <text:p text:style-name="P18">Overall kappa: 0.53 (+/- 0.01)</text:p>
      <text:p text:style-name="P4">WORD_formants_diff_formants_32_16_tanh_softmax_adam_005_batchfull_seed42</text:p>
      <text:p text:style-name="P4"/>
      <text:p text:style-name="P12"><text:soft-page-break/>Overall acc: 0.36 (+/- 0.00)</text:p>
      <text:p text:style-name="P9">Overall AUC: 0.76 (+/- 0.00)</text:p>
      <text:p text:style-name="P9">Overall f1: 0.31 (+/- 0.00)</text:p>
      <text:p text:style-name="P16">Overall kappa: 0.24 (+/- 0.00)</text:p>
      <text:p text:style-name="P4">/////////////////////////////////////////////////////////////////////////////////////////////////////////////////////</text:p>
      <text:p text:style-name="P5">VOWEL_formants_dispersion_formants_32_16_tanh_softmax_adam_005_batchfull_seed42</text:p>
      <text:p text:style-name="P5"/>
      <text:p text:style-name="P19">Overall acc: 0.60 (+/- 0.01)</text:p>
      <text:p text:style-name="P20">Overall AUC: 0.91 (+/- 0.00)</text:p>
      <text:p text:style-name="P20">Overall f1: 0.58 (+/- 0.01)</text:p>
      <text:p text:style-name="P22">Overall kappa: 0.53 (+/- 0.01)</text:p>
      <text:p text:style-name="P6">WORD_<text:span text:style-name="T2">formants_dispersion_formants_32_16_tanh_softmax_adam_005_batchfull_seed42</text:span></text:p>
      <text:p text:style-name="P6"/>
      <text:p text:style-name="P21">Overall acc: 0.37 (+/- 0.00)</text:p>
      <text:p text:style-name="P20">Overall AUC: 0.76 (+/- 0.00)</text:p>
      <text:p text:style-name="P20">Overall f1: 0.33 (+/- 0.01)</text:p>
      <text:p text:style-name="P23">Overall kappa: 0.25 (+/- 0.01)</text:p>
      <text:p text:style-name="P6">////////////////////////////////////////////////////////////////////////////////////////////////////////////////////</text:p>
      <text:p text:style-name="P6">VOWEL_only_5formants_32_16_tanh_softmax_adam_005_batchfull_seed42</text:p>
      <text:p text:style-name="P21">Overall acc: 0.60 (+/- 0.01)</text:p>
      <text:p text:style-name="P20">Overall AUC: 0.90 (+/- 0.00)</text:p>
      <text:p text:style-name="P20">Overall f1: 0.58 (+/- 0.01)</text:p>
      <text:p text:style-name="P22">Overall kappa: 0.53 (+/- 0.01)</text:p>
      <text:p text:style-name="P6"/>
      <text:p text:style-name="P6">WORD__only_5formants_32_16_tanh_softmax_adam_005_batchfull_seed42</text:p>
      <text:p text:style-name="P21">Overall acc: 0.36 (+/- 0.01)</text:p>
      <text:p text:style-name="P20">Overall AUC: 0.76 (+/- 0.00)</text:p>
      <text:p text:style-name="P20">Overall f1: 0.31 (+/- 0.01)</text:p>
      <text:p text:style-name="P23">Overall kappa: 0.25 (+/- 0.01)</text:p>
      <text:p text:style-name="P6">/////////////////////////////////////////////////////////////////////////////////////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13:10:20.839169236</meta:creation-date>
    <dc:date>2020-09-17T16:45:40.231368799</dc:date>
    <meta:editing-duration>PT33M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66" meta:word-count="258" meta:character-count="2808" meta:non-whitespace-character-count="2616"/>
  </office:meta>
</office:document-meta>
</file>